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1"/>
    </style:style>
    <style:style style:name="T9" style:family="text">
      <style:text-properties style:font-name="Times New Roman"/>
    </style:style>
    <style:style style:name="T10" style:family="text">
      <style:text-properties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7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Zecho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Mortara family; Coen family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the Sabbath/</text:p>
      <text:p text:style-name="P5">before Purim/</text:p>
      <text:p text:style-name="P5"/>
      <text:p text:style-name="P4">[Page 1]</text:p>
      <text:p text:style-name="P4">"The Jews had light and gladness, joy and honor."/ <text:s/>Avaunt then ye gloomy thoughts! <text:s/>Joy shall brighten/ our souls. <text:s/>The wonders of the living God, must occupy/ this day, the minds too often suddenly the memory of the dead./ <text:s/>Members of that race, of which we, my hearers, from an/ integral part, now avert their eyes from the dreary present,/ to cast a look on the glorious past. <text:s/>The rod of <text:span text:style-name="T1">oppression</text:span><text:span text:style-name="T4"> affliction,/ the oppressor's wrongs, cease to be felt, at a season that/ Israel sing the deliverance wrought by their almighty God./ <text:s/>Shall private sorrows withhold us from joining in the/ national anthem? <text:s/>Never: Our voices, O American/ Israelites, should be preeminently heard. <text:s/>For the Hamans/ of this age, cannot devise </text:span><text:span text:style-name="T5">our</text:span><text:span text:style-name="T6"> destruction. <text:s/>We share with/ all mortals the ills incident to human nature, but we/ are free from the sufferings laid upon our brethren by the/ hand of despotism. <text:s/>He is neither strong in </text:span><text:span text:style-name="T5">judgment</text:span><text:span text:style-name="T6">,/ nor strong in power, whose project would </text:span><text:span text:style-name="T2">rej</text:span><text:span text:style-name="T6"> reduce the/ adorers of the One God in this land, to the condition of the/ Sudras and the Pariahs. <text:s/>He may, like our ancient/ adversary in Persia, cast lots to discover by false divinations,/</text:span></text:p>
      <text:p text:style-name="P6"/>
      <text:p text:style-name="P6">[Page 2]</text:p>
      <text:p text:style-name="P4"><text:span text:style-name="T6">the time most propitious for the consummation of his/ scheme. <text:s/>But in vain. <text:s/>It will be frustrated. <text:s/>Be/ confident, my fellow-believers! <text:s/>The guardians of our rights,/ seated in the hall of legislation, will not </text:span><text:soft-page-break/><text:span text:style-name="T6">permit a tampering,/ which would deface the noblest of documents, and destroy/ its avowed object. <text:s/>At each return of our Purim, the/ same occasion will be afforded us to thank our everlasting/ Saviour. <text:s/>As in the days of Mordecai and Esther we/ shall enjoy in our borders the exhilarating air of liberty,/ "light and gladness, joy and honor."/</text:span></text:p>
      <text:p text:style-name="P4"><text:span text:style-name="T6">Would it were so with our brethren throughout </text:span><text:span text:style-name="T5">their</text:span><text:span text:style-name="T6"> habitations!/ <text:s/>But.....what have I said? <text:s/>Many of our brethren,/ Alas! </text:span><text:span text:style-name="T2">th</text:span><text:span text:style-name="T6"> are denied a habitation. <text:s/>In Russia, a cruel/ ukase drives them from the coasts to the interior, from/ cities to villages. <text:s/>The front of the army is the dwelling/ place of their youths. <text:s/>The aged and the women are cast/ out of their dismal hands. <text:s/>The knout is applied/ to their bleeding flesh; but who pities a stiff-necked/ people, who will persistently refuse to better their condition,/ by parting with their olden religion? <text:s/>Even the/ representative of the most liberal of governments, could/</text:span></text:p>
      <text:p text:style-name="P6"/>
      <text:p text:style-name="P6">[Page 3]</text:p>
      <text:p text:style-name="P4"><text:span text:style-name="T6">not find a word of reprobation for an autocracy under/ which, human beings--though they be Jews--are systemati-/-cally crushed? <text:s/>Their short-comings were heralded abroad/ to justify a barbarous treatment, forgetting that those faults/ are the legitimate results of a state of degradation; of an/ inhuman policy which </text:span><text:span text:style-name="T2">of</text:span><text:span text:style-name="T6"> binds man in fetters, and then/ strikes him because he </text:span><text:span text:style-name="T2">can</text:span><text:span text:style-name="T6"> will not, forsooth, employ his hands/ in lofty occupations! <text:s/>And in Roumania,/ where can they who belong to our race, find a home of security?/ <text:s/>The remonstrances of a mighty Power in Europe did not alter/ a little the restrictive laws, over the maintenance of which/ the jaundiced eye of prejudice constantly watches. <text:s/>To let/ their creed merge in that of the majority, or submit/ to proscription, is the alternative offered to our brethren/ in the dominions of Charles of Hohenzollern. <text:s/>Yet,/ an advocate of--so called--reform in Judaism, became/ so enamoured with his own conceptions, that he saw in/ a flight of the imagination, Israel seated </text:span><text:span text:style-name="T5">every</text:span><text:span text:style-name="T6">where under/ their vines and fig-trees, with none to make them afraid./ <text:s/>Absorbed in that vision, he grew oblivious of melancholy/</text:span></text:p>
      <text:p text:style-name="P6"/>
      <text:p text:style-name="P6">[Page 4]</text:p>
      <text:p text:style-name="P6">but real fast, and with much emphasis declared that/ our redemption from exile is to be prayed for <text:span text:style-name="T7">nevermore</text:span>, for/ it is not needed, since "religious persecution rests in/ the tomb of the past." <text:s/>Perhaps he drew his/ inspiration from the glowing description of the state of/ the Hebrews in Rome, with which the correspondent of a/ New York Journal, recently regaled its readers. <text:s/>For, according/ to it five thousand of our people, owe the mitred King/ a debt of infinite gratitude. <text:s/>He who is infallible/ and knows the inherent depravity of Jewish hearts, has/ vouchsafed to break <text:span text:style-name="T1">down</text:span> the <text:span text:style-name="T1">gates</text:span> bars that caged within/ a narrow pale those guilty of deicide. <text:s/>He even granted/ to them the inestimable privilege of hawking their wares/ outside of those contracted limits. <text:s/>He likewise exempted/ them from the duty of kneeling before images in the/ shrine devoted to the man-god, and receiving a curse from/ the mouth of a father. <text:s/>And only at the time of the/ coronation, he requires their principal Rabbis to bear/ silently a rebuke for their incredulity. <text:s/>But that/ veracious apologist of papal misrule, who informs/ the world that notwithstanding those invaluable boons,/ "Israelites prefer to grow fat and rich in the ghetto,"/</text:p>
      <text:p text:style-name="P6"/>
      <text:p text:style-name="P6">[Page 5]</text:p>
      <text:p text:style-name="P6">because they can there best (he says) perform the precepts of their/ ancient religion, that upholder of the holy See, does/ not assign the <text:span text:style-name="T7">right</text:span> cause for such a predilection./</text:p>
      <text:p text:style-name="P6">He fails to acquaint <text:span text:style-name="T1">t</text:span> civilized mankind with this/ fact, but raging humanity; beyond the filthy enclosure/ by the side of the Tiber, our brethren could not obtain/ in the eternal city a dwelling wherein to live in safety./ <text:s/>But why strive to prove the folly of defending priestly/ tyranny, when every stone in the desolate<text:span text:style-name="T1">s</text:span> homes of/ the Mortaras and the Coens, cries vengeance againt[sic!] that/ Pontiff, who now imperiously demands a universal assent/ to his blasphemous pretentions[sic!]? <text:s/>No, my Brethren,/ persecution against our race is not dead, not even in/ that continent, which justly claims a high degree of/ enlightenment. <text:s/>We are still a mark to contumely/ and oppression. <text:s/>Nevertheless, the humblest <text:soft-page-break/>abode/ of the men of Israel, will give evidence, at this period,/ of the hilarity which Purim occasions. <text:s/>They <text:span text:style-name="T1">wh</text:span> upon/ whose heads lowering clouds continually descend, rehearse/ with pleasurable emotions the words with which their/</text:p>
      <text:p text:style-name="P6"/>
      <text:p text:style-name="P6">[Page 6]</text:p>
      <text:p text:style-name="P6">sacred historian pictures the victory of righteousness/ over wickedness. <text:s/>"The Jews had light and gladness, joy/ and honor". <text:s/>For, Our afflicted coreligionists believe/ in the final triumph of truth. <text:s/>They believe that those/ who have borne the contempt of ages for the love of/ God, will be adjudged worthy of a miraculous deliverance./ <text:s/>They believe in the divine promise that "He who hath/ scattered Israel, will gather him again, and keep him/ as a shepherd doth his flock." <text:s/>"Noble beings?/ <text:s/>"We declare you this day, our teachers, our superiors./ <text:s/>"For, by what actions <text:span text:style-name="T1">did</text:span> do we prove our indissoluble at-/"-tachment to the faith of Abraham? <text:s/>We stand side/ "by side with the votaries of other confessions, and dare/ "any one assail our persons by reason of our creed. <text:s/>But/ "upon you a vial of vituperation is constantly poured/ "down. <text:s/>The fanatics call you accursed. <text:s/>The spoilers/ "seize upon your earnings. <text:s/>A demoralized public/ "brands you as outlaws. <text:s/>All this you have endured,/ "not to forswear your allegiance to the One Eternal/ "Lord." <text:s/>Israelites! <text:s/>Are you ashamed to/ own national affinity with the martyrs of a sublime/ cause?............/</text:p>
      <text:p text:style-name="P6"/>
      <text:p text:style-name="P6">[Page 7]</text:p>
      <text:p text:style-name="P6">You especially will I address O Bar Mitzv<text:span text:style-name="T8">á</text:span><text:span text:style-name="T9">!/ <text:s/>Do you imagine yourself higher before our Maker,/ because you saw first the light of day in free America?/ <text:s/>For the sake of truth, I trust you do not. <text:s/>Dear brother!/ <text:s/>That thought is the parent of apostacy. <text:s/>Some who/ have altogether abandoned our fold, and others whose minds/ are estranged from Judaism, were led on at the outset,/ by an overweening opinion of their superiority </text:span><text:span text:style-name="T3">over</text:span><text:span text:style-name="T9"> above/ a despised race. <text:s/>By a transition easily accounted for,/ their antipathy against their people, was transferred/ to the religion the latter profess. <text:s/>And now they stand/ perjured of the avowal which, like yourself, they/ once made, and open for the retribution of an/ offended God. <text:s/>I pray that their lot may not/ be yours. <text:s/>The example of parents, whom </text:span><text:span text:style-name="T3">material</text:span><text:span text:style-name="T9">/ </text:span><text:span text:style-name="T3">for</text:span><text:span text:style-name="T9"> temporal prosperity never elated; who have remained/ attached to the path of their ancestors, and who acknow-/-ledge, by tokens of fraternal kindness, their identity with/ all the members of the Jewish family, augurs well/ for the future conduct of their son. <text:s/>You will/ not degenerate. <text:s/>But since I am now/</text:span></text:p>
      <text:p text:style-name="P6"><text:span text:style-name="T9"/></text:p>
      <text:p text:style-name="P6"><text:span text:style-name="T9">[Page 8]</text:span></text:p>
      <text:p text:style-name="P6"><text:span text:style-name="T9">speaking mainly for your benefit, I will draw your/ attention to a somewhat singular ordinance recorded in the/ portion, which you have read before this congregation./ <text:s/>It is the following. <text:s/>"Ye shall burn neither leaven/ nor honey in any of the offerings of the Lord made by/ fire". <text:s/>Do you wish to learn thereason? <text:s/>Hear it./ <text:s/>A proud heart is an abomination to the Lord./ <text:s/>The two aforenamed substances blended with a farmacious/ offering, would have caused it quickly to raise and bubble,/ just as the idea of one's self-importance when admitted/ into the heart--which was solely to be devoted to the service/ of the Creator--will make it swell and turn against/ human creatures. <text:s/>That command teaches you and us/ a lesson of humility. <text:s/>Let humility then distinguish/ you from many whose riches render them insufferably/ proud. <text:s/>Enjoy parental wealth with gratitude/ to its great Bestower. <text:s/>Let your honest exertions/ augment it. <text:s/>Acquire learning, that you may/ comprehend the wonders of God in nature and in history./ <text:s/>But should you even become most opulent and wise,/ remember your extraction, and the duties attending it./</text:span></text:p>
      <text:p text:style-name="P6"><text:span text:style-name="T9"/></text:p>
      <text:p text:style-name="P6"><text:span text:style-name="T9">[Page 9]</text:span></text:p>
      <text:p text:style-name="P6"><text:span text:style-name="T9">Be never too proud to confess that the least among your/ brethren who suffers for conscience-sake, is a nobler being/ than yourself surrounded by comforts and at your/ ease. <text:s/>Be ever ready to identify yourself with the/ despised and oppressed of our race. <text:s/>Have a tear for/ their afflictions. <text:s/>Rejoice at their </text:span><text:soft-page-break/><text:span text:style-name="T9">release from trials./ <text:s/>And when the </text:span><text:span text:style-name="T3">propitious</text:span><text:span text:style-name="T9"> auspicious season of Purim/ returns, entreat the Almighty, that, like in the days/ of Mordecai and Esther, Israel may enjoy </text:span><text:span text:style-name="T10">everywhere</text:span><text:span text:style-name="T9">/ "light and gladness, joy and honor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0T15:27:12.87</meta:creation-date>
    <dc:date>2012-07-11T12:29:47.74</dc:date>
    <dc:creator>Penn Libraries</dc:creator>
    <meta:editing-duration>PT01H28M2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797" meta:character-count="11161"/>
  </office:meta>
</office:document-meta>
</file>